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/>
      <style:text-properties officeooo:rsid="0000a7c1" officeooo:paragraph-rsid="0000a7c1"/>
    </style:style>
    <style:style style:name="P2" style:family="paragraph" style:parent-style-name="Standard">
      <style:paragraph-properties fo:margin-top="0.101cm" fo:margin-bottom="0.101cm" loext:contextual-spacing="false" fo:line-height="115%"/>
      <style:text-properties officeooo:rsid="000aea83" officeooo:paragraph-rsid="000aea83"/>
    </style:style>
    <style:style style:name="P3" style:family="paragraph" style:parent-style-name="Standard">
      <style:paragraph-properties fo:margin-top="0.101cm" fo:margin-bottom="0.101cm" loext:contextual-spacing="false" fo:line-height="115%"/>
      <style:text-properties officeooo:rsid="000aea83" officeooo:paragraph-rsid="000f8651"/>
    </style:style>
    <style:style style:name="P4" style:family="paragraph" style:parent-style-name="Standard">
      <style:paragraph-properties fo:margin-top="0.101cm" fo:margin-bottom="0.101cm" loext:contextual-spacing="false" fo:line-height="115%"/>
      <style:text-properties officeooo:paragraph-rsid="000aea83"/>
    </style:style>
    <style:style style:name="P5" style:family="paragraph" style:parent-style-name="Standard">
      <style:paragraph-properties fo:margin-top="0.101cm" fo:margin-bottom="0.101cm" loext:contextual-spacing="false" fo:line-height="115%"/>
      <style:text-properties officeooo:paragraph-rsid="001f403f"/>
    </style:style>
    <style:style style:name="P6" style:family="paragraph" style:parent-style-name="Standard">
      <style:paragraph-properties fo:margin-top="0.101cm" fo:margin-bottom="0.101cm" loext:contextual-spacing="false" fo:line-height="115%"/>
      <style:text-properties officeooo:rsid="000e6c1d" officeooo:paragraph-rsid="000e6c1d"/>
    </style:style>
    <style:style style:name="P7" style:family="paragraph" style:parent-style-name="Standard">
      <style:paragraph-properties fo:margin-top="0.101cm" fo:margin-bottom="0.101cm" loext:contextual-spacing="false" fo:line-height="115%"/>
      <style:text-properties officeooo:rsid="00139053" officeooo:paragraph-rsid="00139053"/>
    </style:style>
    <style:style style:name="P8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weight="normal" officeooo:rsid="00139053" officeooo:paragraph-rsid="00139053" style:font-weight-asian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15%"/>
      <style:text-properties officeooo:rsid="0014e532" officeooo:paragraph-rsid="0014e532"/>
    </style:style>
    <style:style style:name="P10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officeooo:rsid="001a8535" officeooo:paragraph-rsid="001a8535"/>
    </style:style>
    <style:style style:name="P11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language="en" fo:country="GB" officeooo:rsid="001a8535" officeooo:paragraph-rsid="001a8535"/>
    </style:style>
    <style:style style:name="P12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fo:language="en" fo:country="GB" officeooo:rsid="001a8535" officeooo:paragraph-rsid="001a8535"/>
    </style:style>
    <style:style style:name="P13" style:family="paragraph" style:parent-style-name="Standard">
      <style:paragraph-properties fo:margin-top="0.101cm" fo:margin-bottom="0.101cm" loext:contextual-spacing="false" fo:line-height="115%"/>
      <style:text-properties officeooo:rsid="0023b185" officeooo:paragraph-rsid="0023b185"/>
    </style:style>
    <style:style style:name="P14" style:family="paragraph" style:parent-style-name="Standard" style:list-style-name="L1">
      <style:paragraph-properties fo:margin-top="0.101cm" fo:margin-bottom="0.101cm" loext:contextual-spacing="false" fo:line-height="115%"/>
      <style:text-properties officeooo:rsid="000aea83" officeooo:paragraph-rsid="000aea83"/>
    </style:style>
    <style:style style:name="P15" style:family="paragraph" style:parent-style-name="Standard" style:list-style-name="L2">
      <style:paragraph-properties fo:margin-top="0.101cm" fo:margin-bottom="0.101cm" loext:contextual-spacing="false" fo:line-height="115%"/>
      <style:text-properties officeooo:rsid="000aea83" officeooo:paragraph-rsid="000aea83"/>
    </style:style>
    <style:style style:name="P16" style:family="paragraph" style:parent-style-name="Standard" style:list-style-name="L3">
      <style:paragraph-properties fo:margin-top="0.101cm" fo:margin-bottom="0.101cm" loext:contextual-spacing="false" fo:line-height="115%"/>
      <style:text-properties officeooo:rsid="000aea83" officeooo:paragraph-rsid="000aea83"/>
    </style:style>
    <style:style style:name="P17" style:family="paragraph" style:parent-style-name="Standard">
      <style:paragraph-properties fo:margin-top="0.101cm" fo:margin-bottom="0.101cm" loext:contextual-spacing="false" fo:line-height="115%"/>
      <style:text-properties officeooo:rsid="000aea83" officeooo:paragraph-rsid="000aea83"/>
    </style:style>
    <style:style style:name="P18" style:family="paragraph" style:parent-style-name="Standard" style:list-style-name="L3">
      <style:paragraph-properties fo:margin-top="0.101cm" fo:margin-bottom="0.101cm" loext:contextual-spacing="false" fo:line-height="115%"/>
      <style:text-properties officeooo:rsid="000cdbd3" officeooo:paragraph-rsid="000cdbd3"/>
    </style:style>
    <style:style style:name="P19" style:family="paragraph" style:parent-style-name="Standard" style:list-style-name="L4">
      <style:paragraph-properties fo:margin-top="0.101cm" fo:margin-bottom="0.101cm" loext:contextual-spacing="false" fo:line-height="115%"/>
      <style:text-properties officeooo:rsid="0010fd00" officeooo:paragraph-rsid="0010fd00"/>
    </style:style>
    <style:style style:name="P20" style:family="paragraph" style:parent-style-name="Standard" style:list-style-name="L4">
      <style:paragraph-properties fo:margin-top="0.101cm" fo:margin-bottom="0.101cm" loext:contextual-spacing="false" fo:line-height="115%"/>
      <style:text-properties officeooo:rsid="0012d482" officeooo:paragraph-rsid="0012d482"/>
    </style:style>
    <style:style style:name="P21" style:family="paragraph" style:parent-style-name="Standard" style:list-style-name="L5">
      <style:paragraph-properties fo:margin-top="0.101cm" fo:margin-bottom="0.101cm" loext:contextual-spacing="false" fo:line-height="115%"/>
      <style:text-properties officeooo:rsid="0014fbfb" officeooo:paragraph-rsid="0014fbfb"/>
    </style:style>
    <style:style style:name="P22" style:family="paragraph" style:parent-style-name="Standard">
      <style:paragraph-properties fo:margin-top="0.101cm" fo:margin-bottom="0.101cm" loext:contextual-spacing="false" fo:line-height="115%"/>
      <style:text-properties officeooo:rsid="0000a7c1" officeooo:paragraph-rsid="0000a7c1"/>
    </style:style>
    <style:style style:name="P23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officeooo:rsid="0000a7c1" officeooo:paragraph-rsid="0026ae8e"/>
    </style:style>
    <style:style style:name="P24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officeooo:paragraph-rsid="00242dc5"/>
    </style:style>
    <style:style style:name="P25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officeooo:rsid="00242dc5" officeooo:paragraph-rsid="00242dc5"/>
    </style:style>
    <style:style style:name="P26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officeooo:rsid="00242dc5" officeooo:paragraph-rsid="00242dc5"/>
    </style:style>
    <style:style style:name="P27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officeooo:rsid="001a8535" officeooo:paragraph-rsid="001a8535"/>
    </style:style>
    <style:style style:name="T1" style:family="text">
      <style:text-properties officeooo:rsid="0002273d"/>
    </style:style>
    <style:style style:name="T2" style:family="text">
      <style:text-properties officeooo:rsid="00090132"/>
    </style:style>
    <style:style style:name="T3" style:family="text">
      <style:text-properties officeooo:rsid="000acc3a"/>
    </style:style>
    <style:style style:name="T4" style:family="text">
      <style:text-properties officeooo:rsid="000cda6f"/>
    </style:style>
    <style:style style:name="T5" style:family="text">
      <style:text-properties officeooo:rsid="001355c9"/>
    </style:style>
    <style:style style:name="T6" style:family="text">
      <style:text-properties officeooo:rsid="00135def"/>
    </style:style>
    <style:style style:name="T7" style:family="text">
      <style:text-properties officeooo:rsid="00139053"/>
    </style:style>
    <style:style style:name="T8" style:family="text">
      <style:text-properties fo:language="en" fo:country="GB"/>
    </style:style>
    <style:style style:name="T9" style:family="text">
      <style:text-properties fo:language="en" fo:country="GB" officeooo:rsid="00135def"/>
    </style:style>
    <style:style style:name="T10" style:family="text">
      <style:text-properties fo:language="en" fo:country="GB" officeooo:rsid="001b1d33"/>
    </style:style>
    <style:style style:name="T11" style:family="text">
      <style:text-properties officeooo:rsid="001cfde1"/>
    </style:style>
    <style:style style:name="T12" style:family="text">
      <style:text-properties officeooo:rsid="001ef9c3"/>
    </style:style>
    <style:style style:name="T13" style:family="text">
      <style:text-properties officeooo:rsid="00205be4"/>
    </style:style>
    <style:style style:name="T14" style:family="text">
      <style:text-properties officeooo:rsid="00229afe"/>
    </style:style>
    <style:style style:name="T15" style:family="text">
      <style:text-properties officeooo:rsid="0023bab8"/>
    </style:style>
    <style:style style:name="T16" style:family="text">
      <style:text-properties officeooo:rsid="002416c7"/>
    </style:style>
    <style:style style:name="T17" style:family="text">
      <style:text-properties officeooo:rsid="00242dc5"/>
    </style:style>
    <style:style style:name="T18" style:family="text">
      <style:text-properties officeooo:rsid="0024ce11"/>
    </style:style>
    <style:style style:name="T19" style:family="text">
      <style:text-properties officeooo:rsid="00253248"/>
    </style:style>
    <style:style style:name="T20" style:family="text">
      <style:text-properties officeooo:rsid="0026ae8e"/>
    </style:style>
    <style:style style:name="T21" style:family="text">
      <style:text-properties officeooo:rsid="0026b4fa"/>
    </style:style>
    <style:style style:name="T22" style:family="text">
      <style:text-properties officeooo:rsid="0028c3af"/>
    </style:style>
    <text:list-style style:name="L1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Plan <text:span text:style-name="T2">1</text:span></text:p>
      <text:p text:style-name="P1">- inspo: <text:a xlink:type="simple" xlink:href="https://www.math.cmu.edu/~af1p/Teaching/OR2/Projects/P49/21-393ProjectPaper_Group1.pdf" text:style-name="Internet_20_link" text:visited-style-name="Visited_20_Internet_20_Link">https://www.math.cmu.edu/~af1p/Teaching/OR2/Projects/P49/21-393ProjectPaper_Group1.pdf</text:a></text:p>
      <text:p text:style-name="P1">- improve on existing NBA schedule by using simulated annealing</text:p>
      <text:p text:style-name="P1">- if there’s time, implement cyclic iterations with hill climbing into the mixture</text:p>
      <text:p text:style-name="P1">- <text:span text:style-name="T1">come up with restrictions and scoring equation (travel tournament ?)</text:span></text:p>
      <text:p text:style-name="P1">- <text:span text:style-name="T1">find out how to import an NBA schedule into python</text:span></text:p>
      <text:p text:style-name="P1"><text:a xlink:type="simple" xlink:href="https://fixturedownload.com/results/nba-2018" text:style-name="Internet_20_link" text:visited-style-name="Visited_20_Internet_20_Link">https://fixturedownload.com/results/nba-2018</text:a></text:p>
      <text:p text:style-name="P1">- <text:span text:style-name="T1">deal with the fact that there’s 2 tables related to 1 nba schedule (HAP + team pairings)</text:span></text:p>
      <text:p text:style-name="P1">- <text:span text:style-name="T3">simanneal algo: </text:span><text:a xlink:type="simple" xlink:href="https://github.com/perrygeo/simanneal" text:style-name="Internet_20_link" text:visited-style-name="Visited_20_Internet_20_Link"><text:span text:style-name="T3">https://github.com/perrygeo/simanneal</text:span></text:a></text:p>
      <text:p text:style-name="P1"/>
      <text:p text:style-name="P8">Evaluator</text:p>
      <text:p text:style-name="P2">handling distance:</text:p>
      <text:p text:style-name="P2">- for each team, go thru the n rounds in the schedule and score n as the distance between n_hometeam &amp; n-1_hometeam and n_hometeam &amp; n+<text:span text:style-name="T11">1</text:span>_hometeam, where:</text:p>
      <text:list xml:id="list174834199" text:style-name="L1">
        <text:list-item>
          <text:p text:style-name="P14">n_hometeam &amp; n+1_hometeam the same = 0</text:p>
        </text:list-item>
      </text:list>
      <text:list xml:id="list762748023" text:style-name="L2">
        <text:list-item>
          <text:p text:style-name="P15">n_hometeam &amp; n+1_hometeam same division = <text:span text:style-name="T13">2</text:span></text:p>
        </text:list-item>
      </text:list>
      <text:list xml:id="list600854234" text:style-name="L3">
        <text:list-item>
          <text:p text:style-name="P16">n_hometeam &amp; n+1_hometeam same conference = <text:span text:style-name="T13">4</text:span></text:p>
        </text:list-item>
        <text:list-item>
          <text:p text:style-name="P16">n_hometeam &amp; n+1_hometeam different conference = <text:span text:style-name="T13">10</text:span></text:p>
        </text:list-item>
        <text:list-item>
          <text:p text:style-name="P18">(same for n_hometeam &amp; n-<text:span text:style-name="T11">1</text:span>_hometeam)</text:p>
        </text:list-item>
      </text:list>
      <text:p text:style-name="P4">- <text:span text:style-name="T4">this takes into consideration consecutive games, incentivising few consecutive cross country games</text:span></text:p>
      <text:p text:style-name="P5">- <text:span text:style-name="T6">it will be added into the evaluator linearly</text:span></text:p>
      <text:p text:style-name="P4"/>
      <text:p text:style-name="P6">handling back2backs:</text:p>
      <text:p text:style-name="P3">- for each team, go thru the n rounds in the schedule and score n as the days between n &amp; n-1 and n &amp; n+<text:span text:style-name="T11">1</text:span>, where:</text:p>
      <text:list xml:id="list56889396" text:style-name="L4">
        <text:list-item>
          <text:p text:style-name="P19">n → n+1 is <text:span text:style-name="T5">&gt;=</text:span>5 days = 0</text:p>
        </text:list-item>
        <text:list-item>
          <text:p text:style-name="P19">n → n+1 is 4 days = 1</text:p>
        </text:list-item>
        <text:list-item>
          <text:p text:style-name="P19">n → n+1 is 3 days = <text:span text:style-name="T15">2</text:span></text:p>
        </text:list-item>
        <text:list-item>
          <text:p text:style-name="P19">n → n+1 is 2 days = <text:span text:style-name="T12">5</text:span></text:p>
        </text:list-item>
        <text:list-item>
          <text:p text:style-name="P19">n → n+1 is 1 day = <text:span text:style-name="T14">8</text:span></text:p>
        </text:list-item>
        <text:list-item>
          <text:p text:style-name="P20">(same for n &amp; n-<text:span text:style-name="T11">1</text:span>)</text:p>
        </text:list-item>
      </text:list>
      <text:p text:style-name="P2">- <text:span text:style-name="T6">this </text:span><text:span text:style-name="T9">penalises</text:span><text:span text:style-name="T6"> back2back games and 3 games in 5 days</text:span></text:p>
      <text:p text:style-name="P2"><text:soft-page-break/>- <text:span text:style-name="T7">it will be added into the evaluator linearly</text:span></text:p>
      <text:p text:style-name="P2"/>
      <text:p text:style-name="P13">final score:</text:p>
      <text:p text:style-name="P13">- sum of distance scores with days scores, plus each one’s standard deviation times the amount of teams</text:p>
      <text:p text:style-name="P13"/>
      <text:p text:style-name="P10">Restrictions</text:p>
      <text:p text:style-name="P9">- assign teams to divisions and conferences</text:p>
      <text:p text:style-name="P9">- penalise at 999999 for each instance that violates the restrictions:</text:p>
      <text:list xml:id="list2841452204" text:style-name="L5">
        <text:list-item>
          <text:p text:style-name="P21">if a team doesn’t play 2home &amp; 2away vs 4 of the same divisions</text:p>
        </text:list-item>
        <text:list-item>
          <text:p text:style-name="P21">if a team doesn’t play 2home &amp; 2away vs 6 same conference teams</text:p>
        </text:list-item>
        <text:list-item>
          <text:p text:style-name="P21">if a team doesn’t play 3 games (at least 1home) vs 3 same conference teams</text:p>
        </text:list-item>
        <text:list-item>
          <text:p text:style-name="P21">if a team doesn’t play 1home &amp; 1away vs 15 diff conference teams</text:p>
        </text:list-item>
      </text:list>
      <text:p text:style-name="P7"/>
      <text:p text:style-name="P11">Neighbour</text:p>
      <text:p text:style-name="P12">- consider neighbouring solutions as a change of date by 1 day for a game</text:p>
      <text:p text:style-name="P12">- or by switching two games</text:p>
      <text:p text:style-name="P27"><text:span text:style-name="T8">- </text:span><text:span text:style-name="T10">after creating a neighbour, apply a minimized version of the evaluator that only considers the teams that suffered changes</text:span></text:p>
      <text:p text:style-name="P2"/>
      <text:p text:style-name="P25">Annealer</text:p>
      <text:p text:style-name="P26">- <text:span text:style-name="T18">A</text:span>cceptance <text:span text:style-name="T18">P</text:span>robability is exp(- E / T) where E is the cost for a neighbouring <text:span text:style-name="T19">state</text:span></text:p>
      <text:p text:style-name="P26">- T0 is found as the T necessary for the acceptance prob of any first neighbour is &gt;= 0.8</text:p>
      <text:p text:style-name="P26">- Emax0 = 25</text:p>
      <text:p text:style-name="P26">- T0 = 150</text:p>
      <text:p text:style-name="P26">- Tk+1 = Tk / log(k)</text:p>
      <text:p text:style-name="P23">- <text:span text:style-name="T16">simanneal lit: </text:span><text:a xlink:type="simple" xlink:href="https://www.mathworks.com/matlabcentral/answers/uploaded_files/14677/B:COAP.0000044187.23143.bd.pdf" text:style-name="Internet_20_link" text:visited-style-name="Visited_20_Internet_20_Link"><text:span text:style-name="T16">https://www.mathworks.com/matlabcentral/answers/uploaded_files/14677/B:COAP.0000044187.23143.bd.pdf</text:span></text:a></text:p>
      <text:p text:style-name="P24"><text:span text:style-name="T17">- restart idea </text:span><text:a xlink:type="simple" xlink:href="https://www.google.com/url?sa=t&amp;rct=j&amp;q=&amp;esrc=s&amp;source=web&amp;cd=11&amp;ved=2ahUKEwjW3LyxvL_iAhUFqXEKHdzADdMQFjAKegQIAhAC&amp;url=https%3A%2F%2Feditions-rnti.fr%2Frender_pdf.php%3Fp%3D1002455&amp;usg=AOvVaw3P0sk3FtrOLNvKZk-kKSrN" text:style-name="Internet_20_link" text:visited-style-name="Visited_20_Internet_20_Link"><text:span text:style-name="Citation">https://editions-rnti.fr/render_pdf.php?p=1002455</text:span></text:a></text:p>
      <text:p text:style-name="P26">- <text:span text:style-name="T22">plot improvement rate according to max_cycle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5-29T05:42:12.282000000</dc:date>
    <meta:editing-duration>P4DT21H33M14S</meta:editing-duration>
    <meta:editing-cycles>38</meta:editing-cycles>
    <meta:document-statistic meta:table-count="0" meta:image-count="0" meta:object-count="0" meta:page-count="2" meta:paragraph-count="51" meta:word-count="455" meta:character-count="2650" meta:non-whitespace-character-count="2245"/>
  </office:meta>
</office:document-meta>
</file>